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urier New" fo:font-size="12pt" fo:font-weight="normal" officeooo:rsid="00017d31" officeooo:paragraph-rsid="00017d31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Courier New" fo:font-size="12pt" officeooo:paragraph-rsid="00016917" style:font-size-asian="12pt" style:font-size-complex="12pt"/>
    </style:style>
    <style:style style:name="P3" style:family="paragraph" style:parent-style-name="Standard">
      <style:text-properties style:font-name="Courier New" fo:font-size="12pt" officeooo:rsid="00017d31" officeooo:paragraph-rsid="00017d31" style:font-size-asian="12pt" style:font-size-complex="12pt"/>
    </style:style>
    <style:style style:name="P4" style:family="paragraph" style:parent-style-name="Standard">
      <style:text-properties style:font-name="Courier New" fo:font-size="12pt" officeooo:paragraph-rsid="00017d31" style:font-size-asian="12pt" style:font-size-complex="12pt"/>
    </style:style>
    <style:style style:name="P5" style:family="paragraph" style:parent-style-name="Standard">
      <style:text-properties style:font-name="Courier New" fo:font-size="12pt" officeooo:rsid="0003f89a" officeooo:paragraph-rsid="0003f89a" style:font-size-asian="12pt" style:font-size-complex="12pt"/>
    </style:style>
    <style:style style:name="P6" style:family="paragraph" style:parent-style-name="Standard">
      <style:text-properties style:font-name="Courier New" fo:font-size="12pt" officeooo:rsid="00062315" officeooo:paragraph-rsid="00062315" style:font-size-asian="12pt" style:font-size-complex="12pt"/>
    </style:style>
    <style:style style:name="P7" style:family="paragraph" style:parent-style-name="Standard">
      <style:text-properties style:font-name="Courier New" fo:font-size="12pt" officeooo:rsid="0007d1f9" officeooo:paragraph-rsid="0007d1f9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16917" officeooo:paragraph-rsid="00016917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16917" officeooo:paragraph-rsid="00017d31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17d31" officeooo:paragraph-rsid="00017d31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62315" officeooo:paragraph-rsid="00062315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7d1f9" officeooo:paragraph-rsid="0007d1f9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 fo:break-before="page"/>
      <style:text-properties style:font-name="Courier New" fo:font-size="12pt" style:text-underline-style="none" fo:font-weight="normal" officeooo:rsid="00062315" officeooo:paragraph-rsid="0006231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style:font-name="Courier New" fo:font-size="12pt" style:text-underline-style="none" fo:font-weight="normal" officeooo:rsid="00062315" officeooo:paragraph-rsid="0006231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style:font-name="Courier New" fo:font-size="12pt" style:text-underline-style="none" fo:font-weight="normal" officeooo:rsid="000aeb95" officeooo:paragraph-rsid="000aeb9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style:font-name="Courier New" fo:font-size="12pt" style:text-underline-style="none" fo:font-weight="normal" officeooo:rsid="000c7a1d" officeooo:paragraph-rsid="000c7a1d" style:font-size-asian="10.5pt" style:font-weight-asian="normal" style:font-size-complex="12pt" style:font-weight-complex="normal"/>
    </style:style>
    <style:style style:name="T1" style:family="text">
      <style:text-properties officeooo:rsid="00016917"/>
    </style:style>
    <style:style style:name="T2" style:family="text">
      <style:text-properties officeooo:rsid="00017d31"/>
    </style:style>
    <style:style style:name="T3" style:family="text">
      <style:text-properties officeooo:rsid="0002763f"/>
    </style:style>
    <style:style style:name="T4" style:family="text">
      <style:text-properties officeooo:rsid="00053454"/>
    </style:style>
    <style:style style:name="T5" style:family="text">
      <style:text-properties officeooo:rsid="000c7a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ear: 200<text:span text:style-name="T3">7</text:span>-ish<text:line-break/><text:line-break/>These are excerpts intended to capture emotion.</text:p>
      <text:p text:style-name="P13">Michel Keith and Ryan Gates</text:p>
      <text:p text:style-name="P8"/>
      <text:p text:style-name="P8">War Zone</text:p>
      <text:p text:style-name="P2"><text:span text:style-name="T1"><text:tab/>The sound of gun blasts fill my ears as I try to hear what buddy next to me is trying to say. All I can make out is a two syllable blur. I feel a sudden sharp pain in my chest as I fall to my knees. I can hear his voice as if I were drowning, “You’re gonna be alright and another two syllable blur before I blackout.</text:span></text:p>
      <text:p text:style-name="P2"><text:tab/><text:span text:style-name="T1">I wake up coughing up blood, vision to blurry to tell where I am at. I hear a voice, “make sure that one’s dead.” footsteps come closer and I hear the click of a revolver. I never felt so alive than when I was this close to death. He pulls the trigger...</text:span></text:p>
      <text:p text:style-name="P13">Nala McKay</text:p>
      <text:p text:style-name="P9"/>
      <text:p text:style-name="P9">Cafe Rain</text:p>
      <text:p text:style-name="P3"><text:tab/>I walk into the cafe as I usually do on Saturday morning. I took my usual seat by the window. The smell of fresh cooked food filled the air. I look out the window to see the heavy overcast, it looks as if it could rain any minute. I hear the ring of the bell tied to the door, its not to sophisticated but it makes it peaceful somehow.</text:p>
      <text:p text:style-name="P4"><text:span text:style-name="T2">They walk up to the counter and start talking to the cashier. After a moment she modestly takes off her apron and starts to cry as she walks away. I wonder what that was about. It starts to rain suddenly and heavily. I get up and go outside to embrace the cleansing of the world rain...</text:span></text:p>
      <text:p text:style-name="P13">Tom Mitts and Alissa May(Pony)</text:p>
      <text:p text:style-name="P10"/>
      <text:p text:style-name="P10">Pond Sunset</text:p>
      <text:p text:style-name="P5"><text:tab/>I push the wooden boat off the shore and jump in with her on the opposite side. The crickets are chirping in the evening atmosphere as I pick up the ores and start rowing toward the middle of the large pond. I have the urge to break the silence, “Have you ever done this before?”</text:p>
      <text:p text:style-name="P5"><text:tab/>“No, not like this.” she says looking around.</text:p>
      <text:p text:style-name="P5"><text:tab/>“You’re gonna love it, trust me.” As we near the perfect spot I stop rowing and pick up the anchor.</text:p>
      <text:p text:style-name="P5"><text:tab/>“<text:span text:style-name="T4">This is it. I say as I toss it overboard. “What do you think?”<text:line-break/><text:tab/>“It’s beautiful.” she says watching the bright orange sun reflect off the water...</text:span></text:p>
      <text:p text:style-name="P14">Nala McKay and Alissa May (Pony)</text:p>
      <text:p text:style-name="P11"/>
      <text:p text:style-name="P11">Office Sunrise</text:p>
      <text:p text:style-name="P6"><text:tab/>I open the doors to the rooftop of the office building and walk to the railing at the edge. I look back to make sure the door didn’t blow shut. I look back over the city and watch the early dawn sunrise before I go to the boring office.</text:p>
      <text:p text:style-name="P6"><text:tab/>“So are you really gonna do it?” a female voice says.</text:p>
      <text:p text:style-name="P6"><text:tab/>She frightened me so bad I almost jumped off. “Do what?”<text:line-break/><text:tab/>“Close the deal, you are the one handling that aren’t you?”<text:line-break/><text:tab/>“Oh, of course.”</text:p>
      <text:p text:style-name="P6"><text:tab/>“What are you doing up here?” she asks looking out past me.</text:p>
      <text:p text:style-name="P6"><text:tab/>“Enjoying the sunrise before work. Ever wonder what it’s like to live beyond the city?”</text:p>
      <text:p text:style-name="P6"><text:tab/>“I-yeah...</text:p>
      <text:p text:style-name="P15">Tom Mitts and Nala McKay</text:p>
      <text:p text:style-name="P12"/>
      <text:p text:style-name="P12">Red Snow</text:p>
      <text:p text:style-name="P7"><text:tab/>I fly through the air as I’m thrown out of a hotel. The fresh snow sticks to my clothes as I make my way to my feet. The snow is clumped where my body crushed is. Fresh snow is falling in large flakes. I look for a taxi to take me home but there’s none. I furn toward home and start walking but as soon as I turn I hear two bodies hit the snow from the hotel. I turn to see and man pointing a handgun. I feel the rush as I tackle the guy to the ground and take the gun from him. He pulls another from his belt and without thinking I fire a bullet into his head. I turn to hew and reach out my hand to help her up...</text:p>
      <text:p text:style-name="P16">Ryan Gates</text:p>
      <text:p text:style-name="P12"/>
      <text:p text:style-name="P12"><text:span text:style-name="T5">Lonely Road</text:span></text:p>
      <text:p text:style-name="P7"><text:tab/><text:span text:style-name="T5">I look back at the road to see just how far I’ve come. All I brought with me is a backpack of clothes and the little money I have left. About two more miles I think to myself as I continue on. I hear a car approaching from behind so I put my thumb up but they don’t slow down. I continue on. At eh nest intersection I fins a convenient store as I go in. After a restroom break and refilling my water bottle I continue walking. After awhile of silence another car approaches from behind, so as before I gave a thumbs up and as before the drive on. I think to myself two more miles..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017d3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tab/><text:span text:style-name="MT1">Page </text:span><text:span text:style-name="MT1"><text:page-number text:select-page="current">7</text:page-number>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19-11-11T12:40:41.941000000</dc:date>
    <meta:editing-duration>PT22M28S</meta:editing-duration>
    <meta:editing-cycles>6</meta:editing-cycles>
    <meta:document-statistic meta:table-count="0" meta:image-count="0" meta:object-count="0" meta:page-count="7" meta:paragraph-count="30" meta:word-count="769" meta:character-count="3818" meta:non-whitespace-character-count="3058"/>
  </office:meta>
</office:document-meta>
</file>